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2in" svg:y="0.2071in">
            <draw:object draw:notify-on-update-of-ranges="Sheet1.A1:Sheet1.A1 Sheet1.A2:Sheet1.A7 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Thread Count</text:p>
          </table:table-cell>
          <table:table-cell table:style-name="ce1" office:value-type="string">
            <text:p>Without Logging</text:p>
          </table:table-cell>
          <table:table-cell table:style-name="ce1" office:value-type="string">
            <text:p>With Logging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260156">
            <text:p>1260156</text:p>
          </table:table-cell>
          <table:table-cell office:value-type="float" office:value="609078">
            <text:p>609078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767611">
            <text:p>767611</text:p>
          </table:table-cell>
          <table:table-cell office:value-type="float" office:value="458104">
            <text:p>458104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354502">
            <text:p>354502</text:p>
          </table:table-cell>
          <table:table-cell office:value-type="float" office:value="543043">
            <text:p>543043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432505">
            <text:p>432505</text:p>
          </table:table-cell>
          <table:table-cell office:value-type="float" office:value="680776">
            <text:p>680776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522651">
            <text:p>522651</text:p>
          </table:table-cell>
          <table:table-cell office:value-type="float" office:value="821516">
            <text:p>821516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619123">
            <text:p>619123</text:p>
          </table:table-cell>
          <table:table-cell office:value-type="float" office:value="958663">
            <text:p>958663</text:p>
          </table:table-cell>
        </table:table-row>
        <table:table-row table:style-name="ro2">
          <table:table-cell table:number-columns-repeated="3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chmidtke</meta:initial-creator>
    <meta:creation-date>2012-12-12T19:42:51</meta:creation-date>
    <dc:date>2012-12-12T19:56:02</dc:date>
    <dc:creator>Robert Schmidtke</dc:creator>
    <meta:editing-duration>PT11M2S</meta:editing-duration>
    <meta:editing-cycles>4</meta:editing-cycles>
    <meta:generator>LibreOffice/3.5$Linux_x86 LibreOffice_project/350m1$Build-2</meta:generator>
    <meta:document-statistic meta:table-count="3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94cm" svg:y="3.952cm" style:legend-expansion="high" chart:style-name="ch2"/>
        <chart:plot-area chart:style-name="ch3" table:cell-range-address="Sheet1.A1:Sheet1.C7" chart:data-source-has-labels="both" svg:x="1.331cm" svg:y="0.855cm" svg:width="10.224cm" svg:height="6.984cm">
          <chartooo:coordinate-region svg:x="2.878cm" svg:y="1.054cm" svg:width="8.583cm" svg:height="6.138cm"/>
          <chart:axis chart:dimension="x" chart:name="primary-x" chart:style-name="ch4" chartooo:axis-type="auto">
            <chartooo:date-scale/>
            <chart:title svg:x="5.327cm" svg:y="8.019cm" chart:style-name="ch5">
              <text:p>No. of Threads</text:p>
            </chart:title>
            <chart:categories table:cell-range-address="Sheet1.A2:Sheet1.A7"/>
          </chart:axis>
          <chart:axis chart:dimension="y" chart:name="primary-y" chart:style-name="ch4">
            <chart:title svg:x="0.451cm" svg:y="5.926cm" chart:style-name="ch6">
              <text:p>Response Time in ns</text:p>
            </chart:title>
            <chart:grid chart:style-name="ch7" chart:class="major"/>
          </chart:axis>
          <chart:series chart:style-name="ch8" chart:values-cell-range-address="Sheet1.B2:Sheet1.B7" chart:label-cell-address="Sheet1.B1:Sheet1.B1" chart:class="chart:line">
            <chart:data-point chart:repeated="6"/>
          </chart:series>
          <chart:series chart:style-name="ch9" chart:values-cell-range-address="Sheet1.C2:Sheet1.C7" chart:label-cell-address="Sheet1.C1:Sheet1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Logging</text:p>
                <draw:g>
                  <svg:desc>Sheet1.B1:Sheet1.B1</svg:desc>
                </draw:g>
              </table:table-cell>
              <table:table-cell office:value-type="string">
                <text:p>With Loggi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7</svg:desc>
                </draw:g>
              </table:table-cell>
              <table:table-cell office:value-type="float" office:value="1260156">
                <text:p>1260156</text:p>
                <draw:g>
                  <svg:desc>Sheet1.B2:Sheet1.B7</svg:desc>
                </draw:g>
              </table:table-cell>
              <table:table-cell office:value-type="float" office:value="609078">
                <text:p>609078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67611">
                <text:p>767611</text:p>
              </table:table-cell>
              <table:table-cell office:value-type="float" office:value="458104">
                <text:p>4581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54502">
                <text:p>354502</text:p>
              </table:table-cell>
              <table:table-cell office:value-type="float" office:value="543043">
                <text:p>5430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2505">
                <text:p>432505</text:p>
              </table:table-cell>
              <table:table-cell office:value-type="float" office:value="680776">
                <text:p>6807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22651">
                <text:p>522651</text:p>
              </table:table-cell>
              <table:table-cell office:value-type="float" office:value="821516">
                <text:p>8215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19123">
                <text:p>619123</text:p>
              </table:table-cell>
              <table:table-cell office:value-type="float" office:value="958663">
                <text:p>958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